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2">
      <style:text-properties officeooo:rsid="0005e55c" officeooo:paragraph-rsid="0005e55c"/>
    </style:style>
    <style:style style:name="P2" style:family="paragraph" style:parent-style-name="Text_20_body">
      <style:text-properties officeooo:rsid="000d4a7f" officeooo:paragraph-rsid="000dcbe2"/>
    </style:style>
    <style:style style:name="P3" style:family="paragraph" style:parent-style-name="Text_20_body">
      <style:text-properties officeooo:rsid="000d4a7f" officeooo:paragraph-rsid="000f5058"/>
    </style:style>
    <style:style style:name="P4" style:family="paragraph" style:parent-style-name="Text_20_body">
      <style:paragraph-properties style:writing-mode="lr-tb"/>
      <style:text-properties officeooo:rsid="000ffbe6" officeooo:paragraph-rsid="00102071"/>
    </style:style>
    <style:style style:name="P5" style:family="paragraph" style:parent-style-name="Text_20_body">
      <style:text-properties officeooo:rsid="001191a8" officeooo:paragraph-rsid="001191a8"/>
    </style:style>
    <style:style style:name="P6" style:family="paragraph" style:parent-style-name="Text_20_body">
      <style:text-properties officeooo:rsid="0011bb0d" officeooo:paragraph-rsid="0011bb0d"/>
    </style:style>
    <style:style style:name="P7" style:family="paragraph" style:parent-style-name="Heading_20_1">
      <style:text-properties officeooo:paragraph-rsid="0013e7b1"/>
    </style:style>
    <style:style style:name="P8" style:family="paragraph" style:parent-style-name="Text_20_body" style:list-style-name="Numbering_20_123" style:master-page-name="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style:page-number="auto" fo:background-color="transparent"/>
      <style:text-properties officeooo:rsid="0013e7b1" officeooo:paragraph-rsid="0013e7b1"/>
    </style:style>
    <style:style style:name="P9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officeooo:rsid="0015a3d1" officeooo:paragraph-rsid="0015a3d1"/>
    </style:style>
    <style:style style:name="P10" style:family="paragraph" style:parent-style-name="Text_20_body">
      <style:text-properties officeooo:rsid="000b9e14" officeooo:paragraph-rsid="000b9e14"/>
    </style:style>
    <style:style style:name="P11" style:family="paragraph" style:parent-style-name="Text_20_body">
      <style:text-properties officeooo:rsid="00081d4f" officeooo:paragraph-rsid="00081d4f"/>
    </style:style>
    <style:style style:name="P12" style:family="paragraph" style:parent-style-name="Text_20_body">
      <style:text-properties officeooo:rsid="00081d4f" officeooo:paragraph-rsid="000a699a"/>
    </style:style>
    <style:style style:name="P13" style:family="paragraph" style:parent-style-name="Text_20_body">
      <style:text-properties officeooo:rsid="00063ff3" officeooo:paragraph-rsid="00063ff3"/>
    </style:style>
    <style:style style:name="P14" style:family="paragraph" style:parent-style-name="Text_20_body">
      <style:text-properties officeooo:rsid="00074c4c" officeooo:paragraph-rsid="00074c4c"/>
    </style:style>
    <style:style style:name="P15" style:family="paragraph" style:parent-style-name="Text_20_body">
      <style:text-properties officeooo:rsid="0016bb0d" officeooo:paragraph-rsid="0016bb0d"/>
    </style:style>
    <style:style style:name="P16" style:family="paragraph" style:parent-style-name="Text_20_body">
      <style:text-properties officeooo:rsid="0018c941" officeooo:paragraph-rsid="0018c941"/>
    </style:style>
    <style:style style:name="T1" style:family="text">
      <style:text-properties officeooo:rsid="00081d4f"/>
    </style:style>
    <style:style style:name="T2" style:family="text">
      <style:text-properties officeooo:rsid="00102071"/>
    </style:style>
    <style:style style:name="T3" style:family="text">
      <style:text-properties officeooo:rsid="0009f954"/>
    </style:style>
    <style:style style:name="T4" style:family="text">
      <style:text-properties officeooo:rsid="0011bb0d"/>
    </style:style>
    <style:style style:name="T5" style:family="text">
      <style:text-properties officeooo:rsid="00187e24"/>
    </style:style>
    <style:style style:name="T6" style:family="text">
      <style:text-properties officeooo:rsid="0005e55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Overall Status</text:h>
      <text:p text:style-name="Text_20_body"/>
      <text:h text:style-name="Heading_20_1" text:outline-level="1">Approach</text:h>
      <text:h text:style-name="P1" text:outline-level="2">Job 1</text:h>
      <text:p text:style-name="P2">Input imdb00.title.basics.tsv into the TitleBasicsMapper, which will project the fields that are needed and mark each record as “movie”. key = <text:s/><text:span text:style-name="T1">titleID, </text:span>value = <text:span text:style-name="T1">“movie",year</text:span></text:p>
      <text:p text:style-name="P3">Input imdb00.title.actors.csv into TitleActorsMapper, which will project the fields that are needed and mark each record as “actor”. key = <text:s/><text:span text:style-name="T1">titleID, </text:span>value = <text:span text:style-name="T1">"actor",actorID,actorName</text:span></text:p>
      <text:p text:style-name="P4">Each titleID will then be joined on the titleID field by <text:span text:style-name="T1">BasicActorJoinReducer, </text:span>which will combine each actor record with the single movie record for that key. <text:span text:style-name="T2">k</text:span><text:span text:style-name="T1">ey = actorID,</text:span><text:span text:style-name="T3"> </text:span><text:span text:style-name="T1">value = actorName,year</text:span></text:p>
      <text:h text:style-name="P1" text:outline-level="2">Job 2</text:h>
      <text:p text:style-name="P5">Feed the output from Job 1 into ActorFilterMapper, which will only release records where the actorName = “Tom Holland”. <text:span text:style-name="T4">key=year, value=1</text:span></text:p>
      <text:p text:style-name="P5">The combiner is identical to the reducer.</text:p>
      <text:p text:style-name="P6">Feed the output from the combiner into the reducer, which will sum up all the counts from the year and write that to the output file.</text:p>
      <text:h text:style-name="P7" text:outline-level="1">Analysis</text:h>
      <text:list text:style-name="Numbering_20_123">
        <text:list-item>
          <text:list>
            <text:list-item>
              <text:list>
                <text:list-item>
                  <text:list>
                    <text:list-header>
                      <text:p text:style-name="P8">The first configuration took 63.940 seconds. The second configuration took 58.330 seconds. This suggests that the increase parallelization did see improved performance, and likely adding more mapper/reducer nodes would have seen even more improvement.</text:p>
                    </text:list-header>
                  </text:list>
                </text:list-item>
              </text:list>
            </text:list-item>
          </text:list>
        </text:list-item>
      </text:list>
      <text:p text:style-name="P9">I used the given configurations to test the effects of parallelization in accordance with the project requirements. I expected to see increased performance with more mappers and reducers. I observed that performance was only slightly improved by the tested changes.</text:p>
      <text:h text:style-name="Heading_20_1" text:outline-level="1">File Descriptions</text:h>
      <text:p text:style-name="P10">Main.java: Configures the jobs and input/output files and tells expanse to run them</text:p>
      <text:p text:style-name="P11">TitleActorsMapper.java:Maps each line from the imdb00.title.actors.csv into a record with titleID as the key and "actor",actorID,actorName as the value</text:p>
      <text:p text:style-name="P11">TitleBasicsMapper.java: Maps each line from the imdb00.title.basics.tsv into a record with titleID as the key and “movie",year as the value</text:p>
      <text:p text:style-name="P12"><text:soft-page-break/>BasicActorJoinReducer.java: Combines the actors from each movie each into a record of the form key = actorID <text:span text:style-name="T3">and </text:span>value = actorName,year</text:p>
      <text:p text:style-name="P11">ActorFilterMapper.java: Maps a record of form (actorID, year, actorName) into <text:s/>a record of form (actorID, year)</text:p>
      <text:p text:style-name="P11">TitleCountReducer.java: Reduces the (Year, List of 1s) to (Year, Sum)</text:p>
      <text:p text:style-name="P13">years.count.distr1.run: Runs the program on the expanse cluster with 2 mappers and 1 reducer for job1 and 1 mapper and 1 reducer for job2</text:p>
      <text:p text:style-name="P13">years.count.distr1.run: Runs the program on the expanse cluster with 2 mappers and 2 reducers for job1 and 2 mappers and 2 reducers for job2</text:p>
      <text:p text:style-name="P14">years.count.local.run: Tries to run the program locally on expanse</text:p>
      <text:h text:style-name="Heading_20_1" text:outline-level="1">Division of Labor</text:h>
      <text:p text:style-name="P15">I did all of it, being a one person team. <text:span text:style-name="T5">I spend about 5-10 hours on this project.</text:span></text:p>
      <text:h text:style-name="Heading_20_1" text:outline-level="1">M/R <text:span text:style-name="T6">C</text:span>onfiguration for <text:span text:style-name="T6">M</text:span>ultiple <text:span text:style-name="T6">I</text:span>nputs</text:h>
      <text:p text:style-name="P16">I used the MultipleInputs, TextInputFormat, and TextOuputFormat classes for Job1.</text:p>
      <text:p text:style-name="P16">I used the KeyValueTextInputFormat and TextOutputFormat classes for Job 2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  <style:master-page style:name="Envelope" style:page-layout-name="Mpm4"/>
    <style:master-page style:name="Index" style:page-layout-name="Mpm1"/>
    <style:master-page style:name="HTML" style:page-layout-name="Mpm5"/>
    <style:master-page style:name="Footnote" style:page-layout-name="Mpm6"/>
    <style:master-page style:name="Endnote" style:page-layout-name="Mpm6"/>
    <style:master-page style:name="Landscape" style:page-layout-name="Mpm7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08T11:03:04.387095790</meta:creation-date>
    <dc:date>2025-12-08T11:57:28.627649711</dc:date>
    <meta:editing-duration>PT54M13S</meta:editing-duration>
    <meta:editing-cycles>23</meta:editing-cycles>
    <meta:generator>LibreOffice/25.8.3.2$Linux_X86_64 LibreOffice_project/8ca8d55c161d602844f5428fa4b58097424e324e</meta:generator>
    <meta:document-statistic meta:table-count="0" meta:image-count="0" meta:object-count="0" meta:page-count="2" meta:paragraph-count="28" meta:word-count="421" meta:character-count="2759" meta:non-whitespace-character-count="2363"/>
  </office:meta>
</office:document-meta>
</file>